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FileSystem.createFile( final File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System.addCapabilities( final Collection ca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System.LocalFileSystem( final FileName rootName , final String rootFile , final FileSystemOptions o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FileSystem.doReplicateFile( final FileObject fileObject , final FileSelector selec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